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7" calcext:value-type="float">
            <text:p>17</text:p>
          </table:table-cell>
          <table:table-cell table:style-name="ce15" table:formula="of:=COUNTIF([.E$30:.E$103];&quot;Finished in Sprint 1&quot;)" office:value-type="float" office:value="6" calcext:value-type="float">
            <text:p>6</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7" calcext:value-type="float">
            <text:p>17</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5" calcext:value-type="float">
            <text:p>15</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5" calcext:value-type="float">
            <text:p>15</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5" calcext:value-type="float">
            <text:p>15</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6">00/00/0000</text:date>, <text:time style:data-style-name="N2" text:time-value="17:59:50.5297761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6T18:32:28.949095757</dc:date>
    <meta:editing-duration>PT10H27M1S</meta:editing-duration>
    <meta:editing-cycles>107</meta:editing-cycles>
    <meta:generator>LibreOffice/6.0.7.3$Linux_X86_64 LibreOffice_project/00m0$Build-3</meta:generator>
    <meta:document-statistic meta:table-count="3" meta:cell-count="346"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7">
                <text:p>17</text:p>
              </table:table-cell>
            </table:table-row>
            <table:table-row>
              <table:table-cell office:value-type="float" office:value="2">
                <text:p>2</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